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edium" fo:font-size="18pt" officeooo:rsid="000a3910" officeooo:paragraph-rsid="000a3910" style:font-size-asian="18pt" style:font-size-complex="18pt"/>
    </style:style>
    <style:style style:name="P2" style:family="paragraph" style:parent-style-name="Standard">
      <style:text-properties style:font-name="Ubuntu Medium" fo:font-size="18pt" style:text-underline-style="solid" style:text-underline-width="auto" style:text-underline-color="font-color" officeooo:rsid="000a3910" officeooo:paragraph-rsid="000a3910" style:font-size-asian="18pt" style:font-size-complex="18pt"/>
    </style:style>
    <style:style style:name="P3" style:family="paragraph" style:parent-style-name="Standard">
      <style:text-properties style:font-name="Ubuntu Medium" fo:font-size="16pt" style:text-underline-style="solid" style:text-underline-width="auto" style:text-underline-color="font-color" officeooo:rsid="000a3910" officeooo:paragraph-rsid="000a3910" style:font-size-asian="16pt" style:font-size-complex="16pt"/>
    </style:style>
    <style:style style:name="P4" style:family="paragraph" style:parent-style-name="Standard">
      <style:text-properties style:font-name="Ubuntu Medium" fo:font-size="16pt" style:text-underline-style="solid" style:text-underline-width="auto" style:text-underline-color="font-color" officeooo:rsid="000a3910" officeooo:paragraph-rsid="0011e460" style:font-size-asian="16pt" style:font-size-complex="16pt"/>
    </style:style>
    <style:style style:name="P5" style:family="paragraph" style:parent-style-name="Standard">
      <style:text-properties style:font-name="Ubuntu" fo:font-size="12pt" officeooo:rsid="000a3910" officeooo:paragraph-rsid="000a3910" style:font-size-asian="10.5pt" style:font-size-complex="12pt"/>
    </style:style>
    <style:style style:name="P6" style:family="paragraph" style:parent-style-name="Standard">
      <style:text-properties style:font-name="Ubuntu" fo:font-size="12pt" officeooo:rsid="00104609" officeooo:paragraph-rsid="00104609" style:font-size-asian="10.5pt" style:font-size-complex="12pt"/>
    </style:style>
    <style:style style:name="P7" style:family="paragraph" style:parent-style-name="Standard">
      <style:text-properties style:font-name="Ubuntu" fo:font-size="12pt" officeooo:rsid="0011e460" officeooo:paragraph-rsid="0011e460" style:font-size-asian="10.5pt" style:font-size-complex="12pt"/>
    </style:style>
    <style:style style:name="P8" style:family="paragraph" style:parent-style-name="Standard">
      <style:text-properties style:font-name="Ubuntu" fo:font-size="12pt" officeooo:rsid="001526df" officeooo:paragraph-rsid="001526df" style:font-size-asian="10.5pt" style:font-size-complex="12pt"/>
    </style:style>
    <style:style style:name="P9" style:family="paragraph" style:parent-style-name="Standard">
      <style:text-properties style:font-name="Ubuntu" fo:font-size="12pt" officeooo:rsid="00163878" officeooo:paragraph-rsid="00163878" style:font-size-asian="10.5pt" style:font-size-complex="12pt"/>
    </style:style>
    <style:style style:name="P10" style:family="paragraph" style:parent-style-name="Standard">
      <style:text-properties style:font-name="Ubuntu" fo:font-size="12pt" officeooo:rsid="0017c1e6" officeooo:paragraph-rsid="0017c1e6" style:font-size-asian="10.5pt" style:font-size-complex="12pt"/>
    </style:style>
    <style:style style:name="P11" style:family="paragraph" style:parent-style-name="Standard">
      <style:text-properties style:font-name="Ubuntu" fo:font-size="12pt" officeooo:rsid="001860ea" officeooo:paragraph-rsid="001860ea" style:font-size-asian="10.5pt" style:font-size-complex="12pt"/>
    </style:style>
    <style:style style:name="P12" style:family="paragraph" style:parent-style-name="Standard">
      <style:text-properties style:font-name="Ubuntu" fo:font-size="12pt" fo:font-weight="bold" officeooo:rsid="000a3910" officeooo:paragraph-rsid="000a3910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Ubuntu" fo:font-size="12pt" fo:font-weight="normal" officeooo:rsid="000e019b" officeooo:paragraph-rsid="000e019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80" style:font-name="Ubuntu Medium" fo:font-size="18pt" style:text-underline-style="none" officeooo:rsid="000a3910" officeooo:paragraph-rsid="000a3910" style:font-size-asian="18pt" style:font-size-complex="18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eadf7" fo:background-color="#ffff00" loext:char-shading-value="0"/>
    </style:style>
    <style:style style:name="T3" style:family="text">
      <style:text-properties officeooo:rsid="0017c1e6" fo:background-color="#ffff00" loext:char-shading-value="0"/>
    </style:style>
    <style:style style:name="T4" style:family="text">
      <style:text-properties officeooo:rsid="000eadf7" fo:background-color="transparent" loext:char-shading-value="0"/>
    </style:style>
    <style:style style:name="T5" style:family="text">
      <style:text-properties officeooo:rsid="0017c1e6" fo:background-color="transparent" loext:char-shading-value="0"/>
    </style:style>
    <style:style style:name="T6" style:family="text">
      <style:text-properties officeooo:rsid="00104609"/>
    </style:style>
    <style:style style:name="T7" style:family="text">
      <style:text-properties officeooo:rsid="0011e460"/>
    </style:style>
    <style:style style:name="T8" style:family="text">
      <style:text-properties officeooo:rsid="0017c1e6"/>
    </style:style>
    <style:style style:name="T9" style:family="text">
      <style:text-properties officeooo:rsid="001860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eveloper guide</text:p>
      <text:p text:style-name="P2"/>
      <text:p text:style-name="P3">Setting up the dev environment :</text:p>
      <text:p text:style-name="P1"/>
      <text:p text:style-name="P12">requirements:</text:p>
      <text:p text:style-name="P5"><text:tab/>-linux environment</text:p>
      <text:p text:style-name="P5"><text:tab/>-node.js packet manager (npm)</text:p>
      <text:p text:style-name="P5"><text:tab/>-git</text:p>
      <text:p text:style-name="P5"><text:tab/>-jdk 1.7.x</text:p>
      <text:p text:style-name="P5"><text:tab/>-tomcat 7.x</text:p>
      <text:p text:style-name="P5"><text:tab/>-maven 3.x</text:p>
      <text:p text:style-name="P5"><text:tab/>-mongoDB <text:span text:style-name="T6">3.x</text:span></text:p>
      <text:p text:style-name="P5"><text:tab/>-fluentd (td-agent)</text:p>
      <text:p text:style-name="P12"/>
      <text:p text:style-name="P13">1)<text:span text:style-name="T6">download frontend dependencies,</text:span> in terminal navigate to /frontend/ folder and <text:span text:style-name="T6">run</text:span> <text:span text:style-name="T1">npm bower -g </text:span><text:span text:style-name="T2">install</text:span><text:span text:style-name="T4"> then </text:span><text:span text:style-name="T2">bower install</text:span></text:p>
      <text:p text:style-name="P5"/>
      <text:p text:style-name="P6">2)download backend dependencies with maven</text:p>
      <text:p text:style-name="P6"/>
      <text:p text:style-name="P6">3)install mongodb</text:p>
      <text:p text:style-name="P6"/>
      <text:p text:style-name="P6">4)<text:span text:style-name="T7">install fluentd(td-agent)</text:span></text:p>
      <text:p text:style-name="P7"><text:tab/>configuration : <text:s/>add the following lines to etc/td-agent/td-agent.conf :</text:p>
      <text:p text:style-name="P7"/>
      <text:p text:style-name="P7">&lt;source&gt;</text:p>
      <text:p text:style-name="P7"><text:s text:c="2"/><text:tab/>type tail</text:p>
      <text:p text:style-name="P7"><text:s text:c="2"/><text:tab/>tag naxsi.access</text:p>
      <text:p text:style-name="P7"><text:s text:c="2"/><text:tab/>path /var/log/nginx/access_naxsi.log</text:p>
      <text:p text:style-name="P7"><text:s text:c="2"/><text:tab/>pos_file /var/log/td-agent/buffer/access_naxsi.log.pos</text:p>
      <text:p text:style-name="P7"><text:s text:c="2"/><text:tab/>format /^(?&lt;client_ip&gt;[^ ]*) - (?&lt;client&gt;[^ ]*) \[(?&lt;time&gt;[^\]]*)\] "(?&lt;method&gt;\S+)(?: <text:tab/>+(?&lt;path&gt;[^ ]*) +\S*)?" (?&lt;code&gt;[^ ]*) (?&lt;size&gt;[^ ]*)(?: "(?&lt;referer&gt;[^\"]*)" "(?<text:tab/>&lt;user_agent&gt;[^\"]*)")? "(?&lt;x_forwarded_for&gt;[^ ]*)" (?&lt;host&gt;[^ ]*)$/ </text:p>
      <text:p text:style-name="P7"><text:s text:c="2"/><text:tab/>time_format %d/%b/%Y:%H:%M:%S</text:p>
      <text:p text:style-name="P7">&lt;/source&gt;</text:p>
      <text:p text:style-name="P7">&lt;source&gt;</text:p>
      <text:p text:style-name="P7"><text:s text:c="2"/><text:tab/>type tail</text:p>
      <text:p text:style-name="P7"><text:s text:c="2"/><text:tab/>tag naxsi.error</text:p>
      <text:p text:style-name="P7"><text:s text:c="2"/><text:tab/>path /var/log/nginx/error_naxsi.log</text:p>
      <text:p text:style-name="P7"><text:s text:c="2"/><text:tab/>pos_file /var/log/td-agent/buffer/error_naxsi.log.pos</text:p>
      <text:p text:style-name="P7"><text:s text:c="2"/><text:tab/>format /^(?&lt;time&gt;[^ ]*\s[^ ]*) \[(?&lt;type&gt;[^ ]*)\] (?&lt;worker_id&gt;[^ ]*\s[^ ]*) (?<text:tab/>&lt;log_type&gt;[^ ]*):(?: ip=(?&lt;client_ip&gt;[^ ]*)&amp;server=(?&lt;host&gt;[^ ]*)&amp;uri=(?&lt;path&gt;[^ ]<text:tab/>*)&amp;id=(?&lt;rule_id&gt;[^ ]*)&amp;zone=(?&lt;zone&gt;[^ ]*)&amp;var_name=(?&lt;var_name&gt;[^ ]*<text:tab/>)&amp;content=(?&lt;content&gt;.*))?(?: .*learning=(?&lt;learning_mode&gt;.*)&amp;vers=.* )?.*$/ </text:p>
      <text:p text:style-name="P7"><text:s text:c="2"/><text:tab/>time_format %Y/%m%d %H:%M:%S </text:p>
      <text:p text:style-name="P7">&lt;/source&gt;</text:p>
      <text:p text:style-name="P7"/>
      <text:p text:style-name="P7"/>
      <text:p text:style-name="P7"/>
      <text:p text:style-name="P7">&lt;match naxsi.access&gt;</text:p>
      <text:p text:style-name="P7"><text:tab/> <text:s/>type copy</text:p>
      <text:p text:style-name="P7"><text:soft-page-break/><text:tab/> <text:s/>&lt;store&gt;</text:p>
      <text:p text:style-name="P7"><text:s text:c="4"/><text:tab/><text:tab/>type mongo</text:p>
      <text:p text:style-name="P7"><text:s text:c="4"/><text:tab/><text:tab/>host 127.0.0.1</text:p>
      <text:p text:style-name="P7"><text:s text:c="4"/><text:tab/><text:tab/>database WAF</text:p>
      <text:p text:style-name="P7"><text:s text:c="4"/><text:tab/><text:tab/>collection naxsi_access</text:p>
      <text:p text:style-name="P7"><text:s/><text:tab/>&lt;/store&gt;</text:p>
      <text:p text:style-name="P7">&lt;/match&gt;</text:p>
      <text:p text:style-name="P7">&lt;match naxsi.error&gt;</text:p>
      <text:p text:style-name="P7"><text:tab/>type copy</text:p>
      <text:p text:style-name="P7"><text:tab/>&lt;store&gt;</text:p>
      <text:p text:style-name="P7"><text:s/><text:tab/><text:tab/>type mongo</text:p>
      <text:p text:style-name="P7"><text:s text:c="4"/><text:tab/><text:tab/>host 127.0.0.1</text:p>
      <text:p text:style-name="P7"><text:s text:c="4"/><text:tab/><text:tab/>database WAF</text:p>
      <text:p text:style-name="P7"><text:s text:c="4"/><text:tab/><text:tab/>collection naxsi_error</text:p>
      <text:p text:style-name="P7"><text:s text:c="2"/><text:tab/>&lt;/store&gt;</text:p>
      <text:p text:style-name="P7">&lt;/match&gt;</text:p>
      <text:p text:style-name="P4"><text:span text:style-name="T7">Building the project</text:span> :</text:p>
      <text:p text:style-name="P8"/>
      <text:p text:style-name="P9">1) in terminal, cd to frontend <text:span text:style-name="T8">and run </text:span><text:span text:style-name="T3">grunt build --force</text:span></text:p>
      <text:p text:style-name="P7"/>
      <text:p text:style-name="P10">2)copy /frontend/dist/ <text:s/>content to /webapp folder </text:p>
      <text:p text:style-name="P10"/>
      <text:p text:style-name="P10">3) build project and <text:span text:style-name="T9">artifacts (using maven war:war , or use the IDE)</text:span></text:p>
      <text:p text:style-name="P10"/>
      <text:p text:style-name="P11">4)deploy in tomcat 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08:39:26.651063979</meta:creation-date>
    <dc:date>2015-04-23T11:48:33.757001555</dc:date>
    <meta:editing-duration>PT6M26S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2" meta:paragraph-count="55" meta:word-count="200" meta:character-count="1896" meta:non-whitespace-character-count="1608"/>
  </office:meta>
</office:document-meta>
</file>